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0.01pt"/>
    </style:style>
    <style:style style:name="co3" style:family="table-column">
      <style:table-column-properties fo:break-before="auto" style:column-width="190.29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106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b6d7a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float" office:value="0" calcext:value-type="float" table:number-columns-spanned="7" table:number-rows-spanned="1">
            <text:p>0</text:p>
          </table:table-cell>
          <table:covered-table-cell table:number-columns-repeated="5" table:style-name="ce10"/>
          <table:covered-table-cell table:style-name="ce33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DENOMINACION DE LA TABLA: </text:p>
            <text:p> OVI.dbf</text:p>
          </table:table-cell>
          <table:covered-table-cell table:number-columns-repeated="5" table:style-name="ce10"/>
          <table:covered-table-cell table:style-name="ce33"/>
          <table:table-cell table:number-columns-repeated="1017"/>
        </table:table-row>
        <table:table-row table:style-name="ro1">
          <table:table-cell table:style-name="ce3" office:value-type="string" calcext:value-type="string">
            <text:p>Campo</text:p>
          </table:table-cell>
          <table:table-cell table:style-name="ce4" office:value-type="string" calcext:value-type="string" table:number-columns-spanned="1" table:number-rows-spanned="2">
            <text:p>Campo</text:p>
          </table:table-cell>
          <table:table-cell table:style-name="ce16" office:value-type="string" calcext:value-type="string" table:number-columns-spanned="1" table:number-rows-spanned="2">
            <text:p>Descripción</text:p>
          </table:table-cell>
          <table:table-cell table:style-name="ce16" office:value-type="string" calcext:value-type="string" table:number-columns-spanned="1" table:number-rows-spanned="2">
            <text:p>Valores Posibles</text:p>
          </table:table-cell>
          <table:table-cell table:style-name="ce4" office:value-type="string" calcext:value-type="string" table:number-columns-spanned="1" table:number-rows-spanned="2">
            <text:p>Tipo de Dato</text:p>
          </table:table-cell>
          <table:table-cell table:style-name="ce29" office:value-type="string" calcext:value-type="string" table:number-columns-spanned="1" table:number-rows-spanned="2">
            <text:p>Longitud</text:p>
          </table:table-cell>
          <table:table-cell table:style-name="ce34" office:value-type="string" calcext:value-type="string" table:number-columns-spanned="1" table:number-rows-spanned="2">
            <text:p>Precisió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ro.</text:p>
          </table:table-cell>
          <table:covered-table-cell table:style-name="ce11"/>
          <table:covered-table-cell table:number-columns-repeated="2" table:style-name="ce17"/>
          <table:covered-table-cell table:number-columns-repeated="3" table:style-name="ce11"/>
          <table:table-cell table:number-columns-repeated="101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FID</text:p>
          </table:table-cell>
          <table:table-cell table:style-name="ce18" table:number-columns-repeated="2"/>
          <table:table-cell table:style-name="ce25" office:value-type="string" calcext:value-type="string">
            <text:p>Number- Decimal Doble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num</text:p>
          </table:table-cell>
          <table:table-cell table:number-columns-repeated="101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TIPO_INMUEBLE</text:p>
          </table:table-cell>
          <table:table-cell table:style-name="ce18" office:value-type="string" calcext:value-type="string">
            <text:p>Categoria a la que pertenece el inmueble</text:p>
          </table:table-cell>
          <table:table-cell table:style-name="ce18" office:value-type="string" calcext:value-type="string">
            <text:p>0- Urbano Baldío</text:p>
            <text:p>1- Urbano Edificado</text:p>
            <text:p>2- PH</text:p>
            <text:p>3- Rural</text:p>
          </table:table-cell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VALOR_TOTAL</text:p>
          </table:table-cell>
          <table:table-cell table:style-name="ce18" office:value-type="string" calcext:value-type="string">
            <text:p>Valor Total de Mercado</text:p>
          </table:table-cell>
          <table:table-cell table:style-name="ce18"/>
          <table:table-cell table:style-name="ce25" office:value-type="string" calcext:value-type="string">
            <text:p>Number- Decimal Dobl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num</text:p>
          </table:table-cell>
          <table:table-cell table:number-columns-repeated="10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VUT</text:p>
          </table:table-cell>
          <table:table-cell table:style-name="ce18" office:value-type="string" calcext:value-type="string">
            <text:p>Valor Unitario del suelo</text:p>
          </table:table-cell>
          <table:table-cell table:style-name="ce18"/>
          <table:table-cell table:style-name="ce25" office:value-type="string" calcext:value-type="string">
            <text:p>Number- Decimal Dobl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num</text:p>
          </table:table-cell>
          <table:table-cell table:number-columns-repeated="101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MONEDA</text:p>
          </table:table-cell>
          <table:table-cell table:style-name="ce18" office:value-type="string" calcext:value-type="string">
            <text:p>Tipo de Moneda</text:p>
          </table:table-cell>
          <table:table-cell table:style-name="ce18" office:value-type="string" calcext:value-type="string">
            <text:p>0- Pesos</text:p>
            <text:p>1- Doláres</text:p>
          </table:table-cell>
          <table:table-cell table:style-name="ce25" office:value-type="string" calcext:value-type="string">
            <text:p>Number- Decimal Dobl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FECHA_VALOR</text:p>
          </table:table-cell>
          <table:table-cell table:style-name="ce18" office:value-type="string" calcext:value-type="string">
            <text:p>Fecha de Valor</text:p>
          </table:table-cell>
          <table:table-cell table:style-name="ce18" office:value-type="string" calcext:value-type="string">
            <text:p>Consignar la fecha de la publicación. SI EL AVISO NO TIENE FECHA, TOMAR FECHA ACTUAL ANTE LINK ACTIVO</text:p>
          </table:table-cell>
          <table:table-cell table:style-name="ce25" office:value-type="string" calcext:value-type="string">
            <text:p>Varchar2 - texto (cadena)</text:p>
          </table:table-cell>
          <table:table-cell table:style-name="ce14" office:value-type="string" calcext:value-type="string">
            <text:p>250byte</text:p>
          </table:table-cell>
          <table:table-cell table:style-name="ce14"/>
          <table:table-cell table:style-name="ce35" office:value-type="string" calcext:value-type="string">
            <text:p>fec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2" office:value-type="string" calcext:value-type="string">
            <text:p>SUPERFICIE</text:p>
          </table:table-cell>
          <table:table-cell table:style-name="ce18" office:value-type="string" calcext:value-type="string">
            <text:p>Superficie total del terreno, parcela o lote expresada en la fuente/publicación/cartel. Debe estar expresada en la unidad correspondiente</text:p>
          </table:table-cell>
          <table:table-cell table:style-name="ce18"/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num</text:p>
          </table:table-cell>
          <table:table-cell table:number-columns-repeated="1016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2" office:value-type="string" calcext:value-type="string">
            <text:p>SIT_JURIDICA</text:p>
          </table:table-cell>
          <table:table-cell table:style-name="ce18" office:value-type="string" calcext:value-type="string">
            <text:p>Indica el antecedente legal en el que se encuentra el inmueble ofertado.</text:p>
          </table:table-cell>
          <table:table-cell table:style-name="ce22" office:value-type="string" calcext:value-type="string">
            <text:p>0- Escritura</text:p>
            <text:p>1- Posesión</text:p>
            <text:p>2- Preventa</text:p>
          </table:table-cell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2" office:value-type="string" calcext:value-type="string">
            <text:p>TIPO_BARRIO</text:p>
          </table:table-cell>
          <table:table-cell table:style-name="ce18" office:value-type="string" calcext:value-type="string">
            <text:p>Tipo de Urbanización</text:p>
          </table:table-cell>
          <table:table-cell table:style-name="ce23" office:value-type="string" calcext:value-type="string">
            <text:p>0- Abierto</text:p>
            <text:p>1- Cerrado</text:p>
            <text:p>2- Country</text:p>
            <text:p>3- Informal</text:p>
          </table:table-cell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2" office:value-type="string" calcext:value-type="string">
            <text:p>ORIGEN_VALOR</text:p>
          </table:table-cell>
          <table:table-cell table:style-name="ce18" office:value-type="string" calcext:value-type="string">
            <text:p>Origen del Dato</text:p>
          </table:table-cell>
          <table:table-cell table:style-name="ce18" office:value-type="string" calcext:value-type="string">
            <text:p>0- Oferta</text:p>
            <text:p>1- Venta</text:p>
            <text:p>2- Escrituración</text:p>
            <text:p>3- Tasación</text:p>
            <text:p>4- Valor de Referencia</text:p>
            <text:p>5- Hipoteca</text:p>
            <text:p>6- Remate</text:p>
            <text:p>7- Alquiler</text:p>
            <text:p>8- Comisión de Tasaciones</text:p>
          </table:table-cell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2" office:value-type="string" calcext:value-type="string">
            <text:p>PADRON</text:p>
          </table:table-cell>
          <table:table-cell table:style-name="ce18" office:value-type="string" calcext:value-type="string">
            <text:p>Referencia Catastral</text:p>
          </table:table-cell>
          <table:table-cell table:style-name="ce18"/>
          <table:table-cell table:style-name="ce25" office:value-type="string" calcext:value-type="string">
            <text:p>Varchar2 - texto (cadena)</text:p>
          </table:table-cell>
          <table:table-cell table:style-name="ce14" office:value-type="string" calcext:value-type="string">
            <text:p>2047byte</text:p>
          </table:table-cell>
          <table:table-cell table:style-name="ce14"/>
          <table:table-cell table:style-name="ce35"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3" office:value-type="string" calcext:value-type="string">
            <text:p>DESCRIP_AUDIO</text:p>
          </table:table-cell>
          <table:table-cell table:style-name="ce19" office:value-type="string" calcext:value-type="string">
            <text:p>Descripción del inmueble que hace el inspector para dar mas consistencia al punto que se toma con la aplicación KOBO</text:p>
          </table:table-cell>
          <table:table-cell table:style-name="ce19"/>
          <table:table-cell table:style-name="ce27" office:value-type="string" calcext:value-type="string">
            <text:p>Varchar2 - texto (cadena)</text:p>
          </table:table-cell>
          <table:table-cell table:style-name="ce30" office:value-type="string" calcext:value-type="string">
            <text:p>2047byte</text:p>
          </table:table-cell>
          <table:table-cell table:style-name="ce30"/>
          <table:table-cell table:style-name="ce36" office:value-type="string" calcext:value-type="string">
            <text:p>text</text:p>
          </table:table-cell>
          <table:table-cell table:style-name="ce36" office:value-type="string" calcext:value-type="string">
            <text:p>DAR DE BAJA</text:p>
          </table:table-cell>
          <table:table-cell table:number-columns-repeated="101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2" office:value-type="string" calcext:value-type="string">
            <text:p>FOTO_FACHADA</text:p>
          </table:table-cell>
          <table:table-cell table:style-name="ce18" office:value-type="string" calcext:value-type="string">
            <text:p>Foto tomada con el aplicativo KOBO in situ durante el relevamiento de campo de la fachada del inmueble</text:p>
          </table:table-cell>
          <table:table-cell table:style-name="ce18"/>
          <table:table-cell table:style-name="ce25" office:value-type="string" calcext:value-type="string">
            <text:p>Varchar2 - texto (cadena)</text:p>
          </table:table-cell>
          <table:table-cell table:style-name="ce14" office:value-type="string" calcext:value-type="string">
            <text:p>2047byte</text:p>
          </table:table-cell>
          <table:table-cell table:style-name="ce14"/>
          <table:table-cell table:style-name="ce35"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2" office:value-type="string" calcext:value-type="string">
            <text:p>FOTO_CARTEL</text:p>
          </table:table-cell>
          <table:table-cell table:style-name="ce18" office:value-type="string" calcext:value-type="string">
            <text:p>Foto tomada con el aplicativo KOBO in situ durante el relevamiento de campo del cartel con la oferta</text:p>
          </table:table-cell>
          <table:table-cell table:style-name="ce18"/>
          <table:table-cell table:style-name="ce25" office:value-type="string" calcext:value-type="string">
            <text:p>Varchar2 - texto (cadena)</text:p>
          </table:table-cell>
          <table:table-cell table:style-name="ce14" office:value-type="string" calcext:value-type="string">
            <text:p>2047byte</text:p>
          </table:table-cell>
          <table:table-cell table:style-name="ce14"/>
          <table:table-cell table:style-name="ce35"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2" office:value-type="string" calcext:value-type="string">
            <text:p>FRENTE</text:p>
          </table:table-cell>
          <table:table-cell table:style-name="ce18" office:value-type="string" calcext:value-type="string">
            <text:p>Identifica el frente de la parcela indicado en la publicación.</text:p>
          </table:table-cell>
          <table:table-cell table:style-name="ce18" office:value-type="string" calcext:value-type="string">
            <text:p>Se debe indicar los metros de frente. caso de esquinas resulta la suma de lados frentistas</text:p>
          </table:table-cell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num</text:p>
          </table:table-cell>
          <table:table-cell table:number-columns-repeated="1016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2" office:value-type="string" calcext:value-type="string">
            <text:p>FORMA</text:p>
          </table:table-cell>
          <table:table-cell table:style-name="ce18" office:value-type="string" calcext:value-type="string">
            <text:p>Forma del Terreno</text:p>
          </table:table-cell>
          <table:table-cell table:style-name="ce18" office:value-type="string" calcext:value-type="string">
            <text:p>0- Regular</text:p>
            <text:p>1- Irregular</text:p>
          </table:table-cell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2" office:value-type="string" calcext:value-type="string">
            <text:p>UBIC_CUADRA</text:p>
          </table:table-cell>
          <table:table-cell table:style-name="ce18" office:value-type="string" calcext:value-type="string">
            <text:p>Posición del terreno en la cuadra</text:p>
          </table:table-cell>
          <table:table-cell table:style-name="ce18" office:value-type="string" calcext:value-type="string">
            <text:p>0- Medial</text:p>
            <text:p>1- Esquina</text:p>
            <text:p>2- Interno</text:p>
            <text:p>3- Salida a 2 o más calles</text:p>
          </table:table-cell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2" office:value-type="string" calcext:value-type="string">
            <text:p>OBS </text:p>
          </table:table-cell>
          <table:table-cell table:style-name="ce18" office:value-type="string" calcext:value-type="string">
            <text:p>Espacio de texto libre para consignar información significativa complementaria que no se haya mencionado en los otros campos</text:p>
          </table:table-cell>
          <table:table-cell table:style-name="ce18"/>
          <table:table-cell table:style-name="ce25" office:value-type="string" calcext:value-type="string">
            <text:p>Varchar2 - texto (cadena)</text:p>
          </table:table-cell>
          <table:table-cell table:style-name="ce14" office:value-type="string" calcext:value-type="string">
            <text:p>2047byte</text:p>
          </table:table-cell>
          <table:table-cell table:style-name="ce14"/>
          <table:table-cell table:style-name="ce35"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2" office:value-type="string" calcext:value-type="string">
            <text:p>SUP_EDIT_TOTAL</text:p>
          </table:table-cell>
          <table:table-cell table:style-name="ce18" office:value-type="string" calcext:value-type="string">
            <text:p>Metros Cuadrados Construidos (sup. E1)</text:p>
          </table:table-cell>
          <table:table-cell table:style-name="ce24" office:value-type="string" calcext:value-type="string">
            <text:p>suma total cub y semi</text:p>
          </table:table-cell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num</text:p>
          </table:table-cell>
          <table:table-cell table:number-columns-repeated="1016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2" office:value-type="string" calcext:value-type="string">
            <text:p>ESTADO_CONSERV</text:p>
          </table:table-cell>
          <table:table-cell table:style-name="ce18" office:value-type="string" calcext:value-type="string">
            <text:p>Estado general de conservación que se observa a simple vista de la parcela ofrecida</text:p>
          </table:table-cell>
          <table:table-cell table:style-name="ce24" office:value-type="string" calcext:value-type="string">
            <text:p>0-Baldío 1- Bueno</text:p>
            <text:p>2- Regular</text:p>
            <text:p>3- Malo</text:p>
            <text:p>4- En construcción</text:p>
            <text:p>5- A demoler</text:p>
          </table:table-cell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2" office:value-type="string" calcext:value-type="string">
            <text:p>DESTINO</text:p>
          </table:table-cell>
          <table:table-cell table:style-name="ce18" office:value-type="string" calcext:value-type="string">
            <text:p>Destino que se da al inmueble ofrecido</text:p>
          </table:table-cell>
          <table:table-cell table:style-name="ce24" office:value-type="string" calcext:value-type="string">
            <text:p>0-Baldío 1- Vivienda</text:p>
            <text:p>2- Oficia/consultorio</text:p>
            <text:p>3- Comercio</text:p>
            <text:p>4- Industria/Galpón</text:p>
            <text:p>5- Mixto</text:p>
          </table:table-cell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2" office:value-type="string" calcext:value-type="string">
            <text:p>CATEGORIA</text:p>
          </table:table-cell>
          <table:table-cell table:style-name="ce18" office:value-type="string" calcext:value-type="string">
            <text:p>Calidad de la construcción.</text:p>
          </table:table-cell>
          <table:table-cell table:style-name="ce24" office:value-type="string" calcext:value-type="string">
            <text:p>0-Baldío 1- A</text:p>
            <text:p>2- B</text:p>
            <text:p>3- C</text:p>
            <text:p>4- D</text:p>
            <text:p>5- E</text:p>
            <text:p>6- F</text:p>
          </table:table-cell>
          <table:table-cell table:style-name="ce25" office:value-type="string" calcext:value-type="string">
            <text:p>Varchar2 - texto (cadena)</text:p>
          </table:table-cell>
          <table:table-cell table:style-name="ce14" office:value-type="string" calcext:value-type="string">
            <text:p>2047byte</text:p>
          </table:table-cell>
          <table:table-cell table:style-name="ce14"/>
          <table:table-cell table:style-name="ce35"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2" office:value-type="string" calcext:value-type="string">
            <text:p>AFECTACION</text:p>
          </table:table-cell>
          <table:table-cell table:style-name="ce18" office:value-type="string" calcext:value-type="string">
            <text:p>Indica si la oferta afecta a toda la parcela registrada, a parte de ella o a mas de una parcela</text:p>
          </table:table-cell>
          <table:table-cell table:style-name="ce24" office:value-type="string" calcext:value-type="string">
            <text:p>0- Total</text:p>
            <text:p>1- Parcial</text:p>
            <text:p>2- Mayor</text:p>
          </table:table-cell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2" office:value-type="string" calcext:value-type="string">
            <text:p>N_DORMITORIO</text:p>
          </table:table-cell>
          <table:table-cell table:style-name="ce18" office:value-type="string" calcext:value-type="string">
            <text:p>Cantidad de dormitorios</text:p>
          </table:table-cell>
          <table:table-cell table:style-name="ce18"/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num</text:p>
          </table:table-cell>
          <table:table-cell table:number-columns-repeated="1016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2" office:value-type="string" calcext:value-type="string">
            <text:p>LINK</text:p>
          </table:table-cell>
          <table:table-cell table:style-name="ce18" office:value-type="string" calcext:value-type="string">
            <text:p>Enlace o dirección web donde se encuentra publicada la información del terreno en venta</text:p>
          </table:table-cell>
          <table:table-cell table:style-name="ce18"/>
          <table:table-cell table:style-name="ce25" office:value-type="string" calcext:value-type="string">
            <text:p>Varchar2 - texto (cadena)</text:p>
          </table:table-cell>
          <table:table-cell table:style-name="ce14" office:value-type="string" calcext:value-type="string">
            <text:p>2047byte</text:p>
          </table:table-cell>
          <table:table-cell table:style-name="ce14"/>
          <table:table-cell table:style-name="ce35"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2" office:value-type="string" calcext:value-type="string">
            <text:p>TELEFONO</text:p>
          </table:table-cell>
          <table:table-cell table:style-name="ce18" office:value-type="string" calcext:value-type="string">
            <text:p>Contacto proporcionado en la publicación del cartel del terreno en venta</text:p>
          </table:table-cell>
          <table:table-cell table:style-name="ce18"/>
          <table:table-cell table:style-name="ce25" office:value-type="string" calcext:value-type="string">
            <text:p>Varchar2 - texto (cadena)</text:p>
          </table:table-cell>
          <table:table-cell table:style-name="ce14" office:value-type="string" calcext:value-type="string">
            <text:p>2047byte</text:p>
          </table:table-cell>
          <table:table-cell table:style-name="ce14"/>
          <table:table-cell table:style-name="ce35"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2" office:value-type="string" calcext:value-type="string">
            <text:p>PROCEDENCIA</text:p>
          </table:table-cell>
          <table:table-cell table:style-name="ce18" office:value-type="string" calcext:value-type="string">
            <text:p>Origen/ del dato</text:p>
          </table:table-cell>
          <table:table-cell table:style-name="ce18" office:value-type="string" calcext:value-type="string">
            <text:p>0- Relevamiento de Campo</text:p>
            <text:p>1- Sitio Web</text:p>
            <text:p>2- Agente de Mercado </text:p>
          </table:table-cell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2" office:value-type="string" calcext:value-type="string">
            <text:p>ESTADO_CARGA</text:p>
          </table:table-cell>
          <table:table-cell table:style-name="ce18" office:value-type="string" calcext:value-type="string">
            <text:p>Indica la instancia de la carga del dato</text:p>
          </table:table-cell>
          <table:table-cell table:style-name="ce18" office:value-type="string" calcext:value-type="string">
            <text:p>0- Completo</text:p>
            <text:p>1- A llamar</text:p>
            <text:p>2- A completar</text:p>
            <text:p>3- Kobo</text:p>
            <text:p>4- Pendiente</text:p>
            <text:p>5- Desestimado</text:p>
            <text:p>6- Verificar</text:p>
            <text:p>7- Valor Alejado                                                          8 - Scraping</text:p>
          </table:table-cell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cat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12" office:value-type="string" calcext:value-type="string">
            <text:p>PISCINA</text:p>
          </table:table-cell>
          <table:table-cell table:style-name="ce18" office:value-type="string" calcext:value-type="string">
            <text:p>Indica si contienen o no piscina</text:p>
          </table:table-cell>
          <table:table-cell table:style-name="ce18" office:value-type="string" calcext:value-type="string">
            <text:p>0- No tiene</text:p>
            <text:p>1- Tiene Piscina</text:p>
          </table:table-cell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2" office:value-type="string" calcext:value-type="string">
            <text:p>CAPTURA</text:p>
          </table:table-cell>
          <table:table-cell table:style-name="ce18" office:value-type="string" calcext:value-type="string">
            <text:p>Captura de Pantalla</text:p>
          </table:table-cell>
          <table:table-cell table:style-name="ce18"/>
          <table:table-cell table:style-name="ce25" office:value-type="string" calcext:value-type="string">
            <text:p>Varchar2 - texto (cadena)</text:p>
          </table:table-cell>
          <table:table-cell table:style-name="ce14" office:value-type="string" calcext:value-type="string">
            <text:p>2047byte</text:p>
          </table:table-cell>
          <table:table-cell table:style-name="ce14"/>
          <table:table-cell table:style-name="ce35"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12" office:value-type="string" calcext:value-type="string">
            <text:p>FECHAALTA</text:p>
          </table:table-cell>
          <table:table-cell table:style-name="ce18" office:value-type="string" calcext:value-type="string">
            <text:p>Fecha de Alta en el sistema</text:p>
          </table:table-cell>
          <table:table-cell table:style-name="ce18"/>
          <table:table-cell table:style-name="ce25" office:value-type="string" calcext:value-type="string">
            <text:p>Timestamp(6)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6" calcext:value-type="float">
            <text:p>6</text:p>
          </table:table-cell>
          <table:table-cell table:style-name="ce35" office:value-type="string" calcext:value-type="string">
            <text:p>fech</text:p>
          </table:table-cell>
          <table:table-cell table:number-columns-repeated="1016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2" office:value-type="string" calcext:value-type="string">
            <text:p>USUARIOALTA</text:p>
          </table:table-cell>
          <table:table-cell table:style-name="ce18" office:value-type="string" calcext:value-type="string">
            <text:p>Usuario que hace la carga del dato la primera vez</text:p>
          </table:table-cell>
          <table:table-cell table:style-name="ce18"/>
          <table:table-cell table:style-name="ce25" office:value-type="string" calcext:value-type="string">
            <text:p>Varchar2 - texto (cadena)</text:p>
          </table:table-cell>
          <table:table-cell table:style-name="ce14" office:value-type="string" calcext:value-type="string">
            <text:p>15byte</text:p>
          </table:table-cell>
          <table:table-cell table:style-name="ce14"/>
          <table:table-cell table:style-name="ce35"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2" office:value-type="string" calcext:value-type="string">
            <text:p>FECHAULTMODIF</text:p>
          </table:table-cell>
          <table:table-cell table:style-name="ce18" office:value-type="string" calcext:value-type="string">
            <text:p>Fecha que se hizo la ultima modificación del campo</text:p>
          </table:table-cell>
          <table:table-cell table:style-name="ce18"/>
          <table:table-cell table:style-name="ce25" office:value-type="string" calcext:value-type="string">
            <text:p>Timestamp(6)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6" calcext:value-type="float">
            <text:p>6</text:p>
          </table:table-cell>
          <table:table-cell table:style-name="ce35" office:value-type="string" calcext:value-type="string">
            <text:p>fech</text:p>
          </table:table-cell>
          <table:table-cell table:number-columns-repeated="1016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2" office:value-type="string" calcext:value-type="string">
            <text:p>USUARIOULTMODIF</text:p>
          </table:table-cell>
          <table:table-cell table:style-name="ce18" office:value-type="string" calcext:value-type="string">
            <text:p>Usuario que realizó la ultima modificación</text:p>
          </table:table-cell>
          <table:table-cell table:style-name="ce18"/>
          <table:table-cell table:style-name="ce25" office:value-type="string" calcext:value-type="string">
            <text:p>Nvarchar2 - texto(cadena)</text:p>
          </table:table-cell>
          <table:table-cell table:style-name="ce14" office:value-type="string" calcext:value-type="string">
            <text:p>15byte</text:p>
          </table:table-cell>
          <table:table-cell table:style-name="ce14"/>
          <table:table-cell table:style-name="ce35"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2" office:value-type="string" calcext:value-type="string">
            <text:p>UUID</text:p>
          </table:table-cell>
          <table:table-cell table:style-name="ce18" office:value-type="string" calcext:value-type="string">
            <text:p>Identificador Unico de la App KOBO</text:p>
          </table:table-cell>
          <table:table-cell table:style-name="ce18"/>
          <table:table-cell table:style-name="ce25" office:value-type="string" calcext:value-type="string">
            <text:p>Varchar2 - texto (cadena)</text:p>
          </table:table-cell>
          <table:table-cell table:style-name="ce14" office:value-type="string" calcext:value-type="string">
            <text:p>100byte</text:p>
          </table:table-cell>
          <table:table-cell table:style-name="ce14"/>
          <table:table-cell table:style-name="ce35"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2" office:value-type="string" calcext:value-type="string">
            <text:p>CALIDAD_UBIC</text:p>
          </table:table-cell>
          <table:table-cell table:style-name="ce18" office:value-type="string" calcext:value-type="string">
            <text:p>Precisión con la que se identifica la ubicación de la parcela</text:p>
          </table:table-cell>
          <table:table-cell table:style-name="ce18" office:value-type="string" calcext:value-type="string">
            <text:p>1- Determinado</text:p>
            <text:p>2- En la cuadra</text:p>
            <text:p>3- En el barrio</text:p>
            <text:p>4- Indeterminado</text:p>
          </table:table-cell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12" office:value-type="string" calcext:value-type="string">
            <text:p>ANTIGUEDAD</text:p>
          </table:table-cell>
          <table:table-cell table:style-name="ce18" office:value-type="string" calcext:value-type="string">
            <text:p>Año de construcción predominante</text:p>
          </table:table-cell>
          <table:table-cell table:style-name="ce18"/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num</text:p>
          </table:table-cell>
          <table:table-cell table:number-columns-repeated="1016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4" office:value-type="string" calcext:value-type="string">
            <text:p>UNI_SUP</text:p>
          </table:table-cell>
          <table:table-cell table:style-name="ce20" office:value-type="string" calcext:value-type="string">
            <text:p>Unidad de superficie</text:p>
          </table:table-cell>
          <table:table-cell table:style-name="ce20" office:value-type="string" calcext:value-type="string">
            <text:p>0- Metros</text:p>
            <text:p>1- Hectáreas</text:p>
          </table:table-cell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14" office:value-type="string" calcext:value-type="string">
            <text:p>USO_PPAL</text:p>
          </table:table-cell>
          <table:table-cell table:style-name="ce20" office:value-type="string" calcext:value-type="string">
            <text:p>Uso que se le da al inmueble</text:p>
          </table:table-cell>
          <table:table-cell table:style-name="ce20" office:value-type="string" calcext:value-type="string">
            <text:p>0- Agricola</text:p>
            <text:p>1- Ganadero/Lechero</text:p>
            <text:p>2- Industrial/Comercial</text:p>
            <text:p>3- Residencial/Potencial uso Urbano</text:p>
            <text:p>4- Mixto</text:p>
            <text:p>5- Nativo/Monte</text:p>
          </table:table-cell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14" office:value-type="string" calcext:value-type="string">
            <text:p>SUP_CANA</text:p>
          </table:table-cell>
          <table:table-cell table:style-name="ce20" office:value-type="string" calcext:value-type="string">
            <text:p>Superficie destina al cultivo de caña de azucar. Se expresa en ha</text:p>
          </table:table-cell>
          <table:table-cell table:style-name="ce20"/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num</text:p>
          </table:table-cell>
          <table:table-cell table:number-columns-repeated="1016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14" office:value-type="string" calcext:value-type="string">
            <text:p>SUP_CITRUS</text:p>
          </table:table-cell>
          <table:table-cell table:style-name="ce20" office:value-type="string" calcext:value-type="string">
            <text:p>Superficie destinada al cultivo de citrus- se expresa en ha.</text:p>
          </table:table-cell>
          <table:table-cell table:style-name="ce20"/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num</text:p>
          </table:table-cell>
          <table:table-cell table:number-columns-repeated="1016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14" office:value-type="string" calcext:value-type="string">
            <text:p>SUP_GRANOS</text:p>
          </table:table-cell>
          <table:table-cell table:style-name="ce20" office:value-type="string" calcext:value-type="string">
            <text:p>Superficie destinada al cultivo de granos varios. Se expresa en ha</text:p>
          </table:table-cell>
          <table:table-cell table:style-name="ce20"/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num</text:p>
          </table:table-cell>
          <table:table-cell table:number-columns-repeated="1016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14" office:value-type="string" calcext:value-type="string">
            <text:p>SUP_MONTE</text:p>
          </table:table-cell>
          <table:table-cell table:style-name="ce20" office:value-type="string" calcext:value-type="string">
            <text:p>Superficie determinada como monte. Se expresa en Ha.</text:p>
          </table:table-cell>
          <table:table-cell table:style-name="ce20"/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num</text:p>
          </table:table-cell>
          <table:table-cell table:number-columns-repeated="1016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14" office:value-type="string" calcext:value-type="string">
            <text:p>SUP_OTROS</text:p>
          </table:table-cell>
          <table:table-cell table:style-name="ce20" office:value-type="string" calcext:value-type="string">
            <text:p>Superficie destinada a otros cultivos</text:p>
          </table:table-cell>
          <table:table-cell table:style-name="ce20"/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num</text:p>
          </table:table-cell>
          <table:table-cell table:number-columns-repeated="1016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14" office:value-type="string" calcext:value-type="string">
            <text:p>RIEGO</text:p>
          </table:table-cell>
          <table:table-cell table:style-name="ce20" office:value-type="string" calcext:value-type="string">
            <text:p>Si existe riego o no</text:p>
          </table:table-cell>
          <table:table-cell table:style-name="ce20" office:value-type="string" calcext:value-type="string">
            <text:p>0- No tiene</text:p>
            <text:p>1- Tiene riego</text:p>
          </table:table-cell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14" office:value-type="string" calcext:value-type="string">
            <text:p>MEJ_RUR_EXT</text:p>
          </table:table-cell>
          <table:table-cell table:style-name="ce20" office:value-type="string" calcext:value-type="string">
            <text:p>Mejoras extraordinarias</text:p>
          </table:table-cell>
          <table:table-cell table:style-name="ce20" office:value-type="string" calcext:value-type="string">
            <text:p>0- No tiene</text:p>
            <text:p>1- Si tiene</text:p>
          </table:table-cell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14" office:value-type="string" calcext:value-type="string">
            <text:p>TIPO_RIEGO</text:p>
          </table:table-cell>
          <table:table-cell table:style-name="ce20" office:value-type="string" calcext:value-type="string">
            <text:p>Tipos de riego existente</text:p>
          </table:table-cell>
          <table:table-cell table:style-name="ce20" office:value-type="string" calcext:value-type="string">
            <text:p>0- Superficial</text:p>
            <text:p>1- Subterraneo/Presurizado</text:p>
            <text:p>2- Pozo</text:p>
          </table:table-cell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14" office:value-type="string" calcext:value-type="string">
            <text:p>SUP_RIEGO</text:p>
          </table:table-cell>
          <table:table-cell table:style-name="ce20" office:value-type="string" calcext:value-type="string">
            <text:p>Superficie con riego. se debe expresae en Ha.</text:p>
          </table:table-cell>
          <table:table-cell table:style-name="ce20"/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num</text:p>
          </table:table-cell>
          <table:table-cell table:number-columns-repeated="1016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14" office:value-type="string" calcext:value-type="string">
            <text:p>TIPO_CONCESION_RIEGO</text:p>
          </table:table-cell>
          <table:table-cell table:style-name="ce20" office:value-type="string" calcext:value-type="string">
            <text:p>Tipo de Conseción</text:p>
          </table:table-cell>
          <table:table-cell table:style-name="ce20" office:value-type="string" calcext:value-type="string">
            <text:p>0- Permanente</text:p>
            <text:p>1- Eventual</text:p>
          </table:table-cell>
          <table:table-cell table:style-name="ce26" office:value-type="string" calcext:value-type="string">
            <text:p>Number- Decimal Dobl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14" office:value-type="string" calcext:value-type="string">
            <text:p>MEJORAS_RUR</text:p>
          </table:table-cell>
          <table:table-cell table:style-name="ce20" office:value-type="string" calcext:value-type="string">
            <text:p>Mejoras Rurales</text:p>
          </table:table-cell>
          <table:table-cell table:style-name="ce20" office:value-type="string" calcext:value-type="string">
            <text:p>0- No Tiene</text:p>
            <text:p>1- Si Tiene</text:p>
          </table:table-cell>
          <table:table-cell table:style-name="ce14" office:value-type="string" calcext:value-type="string">
            <text:p>Number- Decimal Dobl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5"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table:style-name="ce15" office:value-type="string" calcext:value-type="string">
            <text:p>N_PLANTA</text:p>
          </table:table-cell>
          <table:table-cell table:style-name="ce15" office:value-type="string" calcext:value-type="string">
            <text:p>Cantidad de plantas</text:p>
          </table:table-cell>
          <table:table-cell table:style-name="ce8"/>
          <table:table-cell table:style-name="ce8" office:value-type="string" calcext:value-type="string">
            <text:p>integer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5" office:value-type="string" calcext:value-type="string">
            <text:p>int</text:p>
          </table:table-cell>
          <table:table-cell table:number-columns-repeated="1016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15" office:value-type="string" calcext:value-type="string">
            <text:p>N_COCHERA</text:p>
          </table:table-cell>
          <table:table-cell table:style-name="ce15" office:value-type="string" calcext:value-type="string">
            <text:p>Cantidad de cocheras </text:p>
          </table:table-cell>
          <table:table-cell table:style-name="ce8"/>
          <table:table-cell table:style-name="ce8" office:value-type="string" calcext:value-type="string">
            <text:p>integer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5" office:value-type="string" calcext:value-type="string">
            <text:p>int</text:p>
          </table:table-cell>
          <table:table-cell table:number-columns-repeated="1016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15" office:value-type="string" calcext:value-type="string">
            <text:p>N_BANO</text:p>
          </table:table-cell>
          <table:table-cell table:style-name="ce15" office:value-type="string" calcext:value-type="string">
            <text:p>Cantidad de baños </text:p>
          </table:table-cell>
          <table:table-cell table:style-name="ce8"/>
          <table:table-cell table:style-name="ce8" office:value-type="string" calcext:value-type="string">
            <text:p>integer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5" office:value-type="string" calcext:value-type="string">
            <text:p>int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15" office:value-type="string" calcext:value-type="string">
            <text:p>SUP_GALPON</text:p>
          </table:table-cell>
          <table:table-cell table:style-name="ce15" office:value-type="string" calcext:value-type="string">
            <text:p>Superficie E2</text:p>
          </table:table-cell>
          <table:table-cell table:style-name="ce8" office:value-type="string" calcext:value-type="string">
            <text:p>suma cub y semicub</text:p>
          </table:table-cell>
          <table:table-cell table:style-name="ce28" office:value-type="string" calcext:value-type="string">
            <text:p>Number- Decimal Doble</text:p>
          </table:table-cell>
          <table:table-cell table:style-name="ce32" table:number-columns-repeated="2"/>
          <table:table-cell table:style-name="ce35" office:value-type="string" calcext:value-type="string">
            <text:p>num</text:p>
          </table:table-cell>
          <table:table-cell table:number-columns-repeated="1016"/>
        </table:table-row>
        <table:table-row table:style-name="ro1" table:number-rows-repeated="6">
          <table:table-cell table:style-name="ce9" table:number-columns-repeated="5"/>
          <table:table-cell table:number-columns-repeated="1019"/>
        </table:table-row>
        <table:table-row table:style-name="ro1">
          <table:table-cell table:style-name="ce9" table:number-columns-repeated="2"/>
          <table:table-cell table:style-name="ce21" table:number-columns-repeated="3"/>
          <table:table-cell table:number-columns-repeated="1019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9" meta:object-count="0"/>
    <meta:generator>LibreOfficeDev/6.0.5.2$Linux_X86_64 LibreOffice_project/</meta:generator>
  </office:meta>
</office:document-meta>
</file>